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193.75pt"/>
    </style:style>
    <style:style style:name="co9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per Advanced Space Adventu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hat is SAS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ASA is a complex, turn-based space RPG, where the ship crew fight enemies and “problem solve” to reach goals and fulfill objectives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spiration Source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VE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Darkest Dungeon</text:p>
          </table:table-cell>
          <table:table-cell office:value-type="string" calcext:value-type="string">
            <text:p>ES: Morrowind</text:p>
          </table:table-cell>
          <table:table-cell office:value-type="string" calcext:value-type="string">
            <text:p>Path of Ex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rpos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ASA is made to be complex, it’s the prime game design directive of SASA, more underlying Complexity → Better!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mplexity in SASA should arise from local logic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rovide a platform for programming challenges and learni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opefully be a gam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nded Platform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C, Android, PS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tats (world building complexity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Hul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reach strength</text:p>
          </table:table-cell>
          <table:table-cell office:value-type="string" calcext:value-type="string">
            <text:p>damage resistivity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Note 1</text:p>
          </table:table-cell>
          <table:table-cell office:value-type="string" calcext:value-type="string">
            <text:p>Note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keleton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Skel integrity → room loss</text:p>
          </table:table-cell>
          <table:table-cell office:value-type="string" calcext:value-type="string">
            <text:p>Skel damage → repair costs, fault risk, efficiency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ame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table:number-columns-repeated="2" office:value-type="string" calcext:value-type="string">
            <text:p>Frame damage → room function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terior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table:number-columns-repeated="2" office:value-type="string" calcext:value-type="string">
            <text:p>Exterior damage → no room oxygen 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reach strength</text:p>
          </table:table-cell>
          <table:table-cell office:value-type="string" calcext:value-type="string">
            <text:p>damage resistivity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Note 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innermost layer</text:p>
          </table:table-cell>
          <table:table-cell office:value-type="string" calcext:value-type="string">
            <text:p>integrity loss → layer skip chance up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attacks hit outermost layer first, </text:p>
          </table:table-cell>
          <table:table-cell office:value-type="string" calcext:value-type="string">
            <text:p>Damage → repair costs, loss at 100%, efficiency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…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until damage = 100%, or goes through one layer at integrity % chanc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eld Generator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rected Shield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fensive Projectil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Warheads</text:p>
          </table:table-cell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allistics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rogramming relat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a Structu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ec&lt;Character&gt;</text:p>
          </table:table-cell>
          <table:table-cell office:value-type="string" calcext:value-type="string">
            <text:p>Crew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ruct Shi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c&lt;Room&gt;</text:p>
          </table:table-cell>
          <table:table-cell office:value-type="string" calcext:value-type="string">
            <text:p>Rooms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Vec&lt;Enum &lt;Shields&gt;&gt;</text:p>
          </table:table-cell>
          <table:table-cell office:value-type="string" calcext:value-type="string">
            <text:p>Shield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Enum &lt;DefProj&gt;&gt;</text:p>
          </table:table-cell>
          <table:table-cell office:value-type="string" calcext:value-type="string">
            <text:p>DefensiveProjectil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Room&gt;</text:p>
          </table:table-cell>
          <table:table-cell office:value-type="string" calcext:value-type="string">
            <text:p>Rooms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uct Hull item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mgType</text:p>
          </table:table-cell>
          <table:table-cell office:value-type="string" calcext:value-type="string">
            <text:p>damage threshol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each threshol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amage resistivity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uct Room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Skelet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Fra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Exteri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Armor&gt;</text:p>
          </table:table-cell>
          <table:table-cell office:value-type="string" calcext:value-type="string">
            <text:p>ArmorLaye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size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uct Characte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num&lt;Race&gt;</text:p>
          </table:table-cell>
          <table:table-cell office:value-type="string" calcext:value-type="string">
            <text:p>ra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num&lt;Sex&gt;</text:p>
          </table:table-cell>
          <table:table-cell office:value-type="string" calcext:value-type="string">
            <text:p>se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lengt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*actions per tur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2:35:54.717000000</meta:creation-date>
    <dc:date>2020-09-29T00:53:03.849000000</dc:date>
    <meta:editing-duration>PT11M17S</meta:editing-duration>
    <meta:editing-cycles>1</meta:editing-cycles>
    <meta:document-statistic meta:table-count="1" meta:cell-count="160" meta:object-count="0"/>
    <meta:generator>LibreOffice/6.2.1.2$Windows_X86_64 LibreOffice_project/7bcb35dc3024a62dea0caee87020152d1ee96e71</meta:generator>
  </office:meta>
</office:document-meta>
</file>